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99cm" loext:contextual-spacing="false" fo:text-align="justify" style:justify-single-word="false" fo:hyphenation-ladder-count="no-limit" style:writing-mode="page"/>
      <style:text-properties officeooo:paragraph-rsid="00151f82" fo:hyphenate="true" fo:hyphenation-remain-char-count="2" fo:hyphenation-push-char-count="2"/>
    </style:style>
    <style:style style:name="P2" style:family="paragraph" style:parent-style-name="Text_20_body">
      <style:paragraph-properties fo:margin-top="0cm" fo:margin-bottom="0.199cm" loext:contextual-spacing="false" fo:text-align="justify" style:justify-single-word="false" fo:hyphenation-ladder-count="no-limit" style:writing-mode="page"/>
      <style:text-properties officeooo:rsid="00151f82" officeooo:paragraph-rsid="00151f82" fo:hyphenate="true" fo:hyphenation-remain-char-count="2" fo:hyphenation-push-char-count="2"/>
    </style:style>
    <style:style style:name="P3" style:family="paragraph" style:parent-style-name="Text_20_body" style:master-page-name="">
      <style:paragraph-properties fo:margin-top="0cm" fo:margin-bottom="0.199cm" loext:contextual-spacing="false" fo:text-align="justify" style:justify-single-word="false" fo:hyphenation-ladder-count="no-limit" style:page-number="auto" style:writing-mode="page"/>
      <style:text-properties officeooo:paragraph-rsid="00151f82" fo:hyphenate="true" fo:hyphenation-remain-char-count="2" fo:hyphenation-push-char-count="2"/>
    </style:style>
    <style:style style:name="P4" style:family="paragraph" style:parent-style-name="Text_20_body" style:master-page-name="">
      <style:paragraph-properties fo:margin-top="0cm" fo:margin-bottom="0.199cm" loext:contextual-spacing="false" fo:text-align="justify" style:justify-single-word="false" fo:hyphenation-ladder-count="no-limit" style:page-number="auto" style:writing-mode="page"/>
      <style:text-properties officeooo:paragraph-rsid="00151f82" fo:hyphenate="true" fo:hyphenation-remain-char-count="2" fo:hyphenation-push-char-count="2"/>
    </style:style>
    <style:style style:name="P5" style:family="paragraph" style:parent-style-name="Heading_20_2">
      <style:text-properties officeooo:paragraph-rsid="00151f82"/>
    </style:style>
    <style:style style:name="P6" style:family="paragraph" style:parent-style-name="Heading_20_1">
      <style:text-properties style:font-name="Arial" fo:language="de" fo:country="DE" officeooo:rsid="000c1baa" officeooo:paragraph-rsid="00151f82"/>
    </style:style>
    <style:style style:name="T1" style:family="text">
      <style:text-properties style:font-name="Arial"/>
    </style:style>
    <style:style style:name="T2" style:family="text">
      <style:text-properties style:font-name="Arial" fo:font-weight="bold"/>
    </style:style>
    <style:style style:name="T3" style:family="text">
      <style:text-properties style:font-name="Arial" fo:font-weight="bold" fo:background-color="#fffbcc" loext:char-shading-value="0"/>
    </style:style>
    <style:style style:name="T4" style:family="text">
      <style:text-properties style:font-name="Arial" fo:font-weight="bold" fo:background-color="#fffbcc" loext:char-shading-value="0"/>
    </style:style>
    <style:style style:name="T5" style:family="text">
      <style:text-properties style:font-name="Arial" officeooo:rsid="000d6d7f"/>
    </style:style>
    <style:style style:name="T6" style:family="text">
      <style:text-properties style:font-name="Arial" officeooo:rsid="000d6d7f" fo:background-color="transparent" loext:char-shading-value="0"/>
    </style:style>
    <style:style style:name="T7" style:family="text">
      <style:text-properties style:font-name="Arial" style:text-underline-style="solid" style:text-underline-width="auto" style:text-underline-color="font-color" officeooo:rsid="000d6d7f"/>
    </style:style>
    <style:style style:name="T8" style:family="text">
      <style:text-properties style:font-name="Arial" style:text-underline-style="none" officeooo:rsid="000d6d7f"/>
    </style:style>
    <style:style style:name="T9" style:family="text">
      <style:text-properties style:font-name="Arial" officeooo:rsid="000f4f11"/>
    </style:style>
    <style:style style:name="T10" style:family="text">
      <style:text-properties style:font-name="Arial" fo:background-color="#fffbcc" loext:char-shading-value="0"/>
    </style:style>
    <style:style style:name="T11" style:family="text">
      <style:text-properties style:font-name="Arial" fo:background-color="#fffbcc" loext:char-shading-value="0"/>
    </style:style>
    <style:style style:name="T12" style:family="text">
      <style:text-properties style:font-name="Arial" officeooo:rsid="00151f82"/>
    </style:style>
    <style:style style:name="T13" style:family="text">
      <style:text-properties officeooo:rsid="000c1baa"/>
    </style:style>
    <style:style style:name="T14" style:family="text">
      <style:text-properties fo:color="#0000ff" style:font-name="Arial" style:text-underline-style="none" officeooo:rsid="000d6d7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Begriffserklärungen</text:h>
      <text:h text:style-name="P5" text:outline-level="2"><text:span text:style-name="T13">L</text:span>inux-Distribution</text:h>
      <text:p text:style-name="P3"><text:span text:style-name="T1">Eine </text:span><text:span text:style-name="T2">Linux-Distribution</text:span><text:span text:style-name="T1"> ist ein Paket aufeinander abgestimmter Software um den Linux-Kernel. Manchmal wird der Begriff auf Zusammenstellungen begrenzt, die weitgehend linuxtypisch aufgebaut sind, was beispielsweise auf Android nicht zutrifft. </text:span></text:p>
      <text:p text:style-name="P1"><text:span text:style-name="T11">Distributionen, in denen GNU-Programme eine essenzielle Rolle spielen, werden auch als „</text:span><text:span text:style-name="T4">GNU/Linux-Distributionen</text:span><text:span text:style-name="T11">“ bezeichnet. </text:span><text:span text:style-name="T5">Der Rest soll bleiben</text:span></text:p>
      <text:p text:style-name="P1"><text:span text:style-name="T6">Fast jede Distribution ist um eine Paketverwaltung herum zusammengestellt, </text:span><text:span text:style-name="T5">d.h., </text:span><text:span text:style-name="T7">d</text:span><text:span text:style-name="T14">ass sämtliche Bestandteile der Installation als Pakete vorliegen und sich über den Paketmanager installieren, deinstallieren und updaten lassen.</text:span><text:span text:style-name="T8"> </text:span><text:span text:style-name="T5">Die Pakete werden dazu online in sogenannten Repositories vorgehalten. </text:span><text:span text:style-name="T9">Hier ist eine Einfügung. </text:span></text:p>
      <text:p text:style-name="P1"><text:span text:style-name="T12"/></text:p>
      <text:p text:style-name="P2"><text:span text:style-name="T1">[Das gelb markierte hätte nach dem kopieren in ein neues Dokument nicht mehr erscheinen dürfen!]</text:span></text:p>
      <text:p text:style-name="P2"><text:span text:style-name="T1"/></text:p>
      <text:p text:style-name="P2"><text:span text:style-name="T1"/></text:p>
      <text:p text:style-name="P1"><text:span text:style-name="T1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Arial" fo:font-size="12pt" fo:language="de" fo:country="DE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Arial" fo:font-family="Arial" style:font-family-generic="swiss"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" fo:font-family="Arial" style:font-family-generic="swiss" style:font-size-asian="12pt" style:font-name-complex="FreeSans1" style:font-family-complex="FreeSans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ejaVu Sans" style:font-family-asian="'DejaVu Sans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 z</meta:initial-creator>
    <meta:creation-date>2018-02-22T12:19:52.088154307</meta:creation-date>
    <dc:date>2018-02-22T12:22:14.293971105</dc:date>
    <dc:creator>Y z</dc:creator>
    <meta:editing-duration>PT2M23S</meta:editing-duration>
    <meta:editing-cycles>1</meta:editing-cycles>
    <meta:document-statistic meta:table-count="0" meta:image-count="0" meta:object-count="0" meta:page-count="1" meta:paragraph-count="6" meta:word-count="104" meta:character-count="846" meta:non-whitespace-character-count="746"/>
    <meta:generator>LibreOffice/6.0.1.1$Linux_X86_64 LibreOffice_project/00m0$Build-1</meta:generator>
  </office:meta>
</office:document-meta>
</file>